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1.097cm" fo:min-width="0.847cm"/>
    </style:style>
    <style:style style:name="gr2" style:family="graphic" style:parent-style-name="standard">
      <style:graphic-properties draw:stroke="dash" draw:stroke-dash="Fine_20_Dashed" draw:fill-color="#83caff" draw:opacity="20%" draw:opacity-name="" draw:textarea-horizontal-align="justify" draw:textarea-vertical-align="middle" draw:auto-grow-height="false" fo:min-height="1.097cm" fo:min-width="0.84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b2b2b2" draw:marker-end="Arrow" draw:marker-end-width="0.3cm" draw:fill="none" draw:opacity="20%" draw:opacity-name="" draw:textarea-vertical-align="middle"/>
    </style:style>
    <style:style style:name="gr5" style:family="graphic" style:parent-style-name="standard">
      <style:graphic-properties draw:textarea-vertical-align="middle" draw:auto-grow-height="false" fo:min-height="2.544cm" fo:min-width="8.517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fill-color="#66ff99" draw:textarea-horizontal-align="justify" draw:textarea-vertical-align="middle" draw:auto-grow-height="false" fo:min-height="0.438cm" fo:min-width="2.22cm"/>
    </style:style>
    <style:style style:name="gr8" style:family="graphic" style:parent-style-name="standard">
      <style:graphic-properties draw:stroke="dash" draw:stroke-dash="Fine_20_Dashed" draw:fill-color="#ff9999" draw:opacity="20%" draw:opacity-name="" draw:textarea-horizontal-align="justify" draw:textarea-vertical-align="middle" draw:auto-grow-height="false" fo:min-height="0.438cm" fo:min-width="3.197cm"/>
    </style:style>
    <style:style style:name="gr9" style:family="graphic" style:parent-style-name="standard">
      <style:graphic-properties draw:fill-color="#ff9999" draw:textarea-horizontal-align="justify" draw:textarea-vertical-align="middle" draw:auto-grow-height="false" fo:min-height="0.438cm" fo:min-width="3.197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style:paragraph-properties fo:text-align="center"/>
      <style:text-properties fo:color="#b2b2b2"/>
    </style:style>
    <style:style style:name="P4" style:family="paragraph">
      <loext:graphic-properties draw:fill-color="#83caff" draw:opacity="20%"/>
      <style:paragraph-properties fo:text-align="center"/>
      <style:text-properties fo:color="#b2b2b2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opacity="20%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66ff99"/>
      <style:paragraph-properties fo:text-align="center"/>
    </style:style>
    <style:style style:name="P10" style:family="paragraph">
      <loext:graphic-properties draw:fill-color="#ff9999" draw:opacity="20%"/>
      <style:paragraph-properties fo:text-align="center"/>
      <style:text-properties fo:color="#b2b2b2"/>
    </style:style>
    <style:style style:name="P11" style:family="paragraph">
      <loext:graphic-properties draw:fill-color="#ff9999"/>
      <style:paragraph-properties fo:text-align="center"/>
    </style:style>
    <style:style style:name="T1" style:family="text">
      <style:text-properties fo:color="#b2b2b2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905cm" svg:x="1.272cm" svg:y="1.68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905cm" svg:x="5.272cm" svg:y="1.6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1.905cm" svg:height="1.905cm" svg:x="8.272cm" svg:y="4.686cm">
          <text:p text:style-name="P3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5.272cm" svg:y1="2.639cm" svg:x2="3.177cm" svg:y2="2.639cm" draw:start-shape="id1" draw:start-glue-point="6" draw:end-shape="id2" draw:end-glue-point="10" svg:d="M5272 2639h-2095" svg:viewBox="0 0 2096 1">
          <text:p/>
        </draw:connector>
        <draw:connector draw:style-name="gr4" draw:text-style-name="P6" draw:layer="layout" draw:type="curve" svg:x1="8.272cm" svg:y1="5.639cm" svg:x2="7.177cm" svg:y2="2.639cm" draw:start-shape="id3" draw:start-glue-point="6" draw:end-shape="id1" draw:end-glue-point="10" svg:d="M8272 5639c-822 0-275-3000-1095-3000" svg:viewBox="0 0 1096 3001">
          <text:p/>
        </draw:connector>
        <draw:custom-shape draw:style-name="gr1" draw:text-style-name="P2" xml:id="id4" draw:id="id4" draw:layer="layout" svg:width="1.905cm" svg:height="1.905cm" svg:x="14.272cm" svg:y="1.68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14.272cm" svg:y1="2.639cm" svg:x2="7.177cm" svg:y2="2.639cm" draw:start-shape="id4" draw:start-glue-point="6" draw:end-shape="id1" draw:end-glue-point="10" svg:d="M14272 2639h-7095" svg:viewBox="0 0 7096 1">
          <text:p/>
        </draw:connector>
        <draw:custom-shape draw:style-name="gr2" draw:text-style-name="P4" xml:id="id5" draw:id="id5" draw:layer="layout" svg:width="1.905cm" svg:height="1.905cm" svg:x="11.272cm" svg:y="4.686cm">
          <text:p text:style-name="P3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curve" svg:x1="11.272cm" svg:y1="5.639cm" svg:x2="10.177cm" svg:y2="5.639cm" draw:start-shape="id5" draw:start-glue-point="6" draw:end-shape="id3" draw:end-glue-point="10" svg:d="M11272 5639h-1095" svg:viewBox="0 0 1096 1">
          <text:p/>
        </draw:connector>
        <draw:custom-shape draw:style-name="gr1" draw:text-style-name="P2" xml:id="id7" draw:id="id7" draw:layer="layout" svg:width="1.905cm" svg:height="1.905cm" svg:x="17.272cm" svg:y="1.686cm">
          <text:p text:style-name="P1">C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905cm" svg:height="1.905cm" svg:x="20.272cm" svg:y="1.686cm">
          <text:p text:style-name="P1">D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20.272cm" svg:y1="2.639cm" svg:x2="19.177cm" svg:y2="2.639cm" draw:start-shape="id6" draw:start-glue-point="6" draw:end-shape="id7" draw:end-glue-point="10" svg:d="M20272 2639h-1095" svg:viewBox="0 0 1096 1">
          <text:p/>
        </draw:connector>
        <draw:connector draw:style-name="gr3" draw:text-style-name="P5" draw:layer="layout" draw:type="curve" svg:x1="17.272cm" svg:y1="2.639cm" svg:x2="16.177cm" svg:y2="2.639cm" draw:start-shape="id7" draw:start-glue-point="6" draw:end-shape="id4" draw:end-glue-point="10" svg:d="M17272 2639h-1095" svg:viewBox="0 0 1096 1">
          <text:p/>
        </draw:connector>
        <draw:custom-shape draw:style-name="gr5" draw:text-style-name="P1" draw:layer="layout" svg:width="9.017cm" svg:height="2.794cm" svg:x="10.652cm" svg:y="3.159cm">
          <text:p/>
          <draw:enhanced-geometry svg:viewBox="0 0 21600 21600" draw:text-areas="0 0 21600 21600" draw:mirror-vertical="true" draw:type="circular-arrow" draw:modifiers="-90.654372669940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8" draw:layer="layout" svg:width="6.604cm" svg:height="1.27cm" svg:x="18.018cm" svg:y="5.445cm">
          <draw:text-box>
            <text:p text:style-name="P7"><text:span text:style-name="T2">git rebase master</text:span></text:p>
          </draw:text-box>
        </draw:frame>
        <draw:custom-shape draw:style-name="gr7" draw:text-style-name="P9" draw:layer="layout" svg:width="2.794cm" svg:height="0.762cm" svg:x="21.574cm" svg:y="1.381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.771cm" svg:height="0.762cm" svg:x="12.43cm" svg:y="4.175cm">
          <text:p text:style-name="P3"><text:span text:style-name="T1">*fix/bug-12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.771cm" svg:height="0.762cm" svg:x="21.63cm" svg:y="3.076cm">
          <text:p text:style-name="P1">*fix/bug-12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9:12:21.513909818</meta:creation-date>
    <dc:date>2017-08-14T17:37:35.691872778</dc:date>
    <meta:editing-duration>PT21M45S</meta:editing-duration>
    <meta:editing-cycles>10</meta:editing-cycles>
    <meta:generator>LibreOffice/5.1.6.2$Linux_X86_64 LibreOffice_project/10m0$Build-2</meta:generator>
    <meta:document-statistic meta:object-count="18"/>
  </office:meta>
</office:document-meta>
</file>